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.095cm"/>
    </style:style>
    <style:style style:name="co2" style:family="table-column">
      <style:table-column-properties fo:break-before="auto" style:column-width="3.8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User story</text:p>
          </table:table-cell>
          <table:table-cell office:value-type="string">
            <text:p>Tâche</text:p>
          </table:table-cell>
          <table:table-cell office:value-type="string">
            <text:p>En cours</text:p>
          </table:table-cell>
          <table:table-cell office:value-type="string">
            <text:p>En test</text:p>
          </table:table-cell>
          <table:table-cell office:value-type="string">
            <text:p>Faite</text:p>
          </table:table-cell>
        </table:table-row>
        <table:table-row table:style-name="ro1">
          <table:table-cell office:value-type="string">
            <text:p>En tant que professeur, je veux pouvoir rentrer des notes, afin que mes élèves puissent les consulter</text:p>
          </table:table-cell>
          <table:table-cell office:value-type="string">
            <text:p>Quentin DESABLEAU</text:p>
          </table:table-cell>
          <table:table-cell table:number-columns-repeated="3"/>
        </table:table-row>
        <table:table-row table:style-name="ro1">
          <table:table-cell office:value-type="string">
            <text:p>En tant que élève, je veux pouvoir consulter mes notes, afin d'avoir un suivie pour ma scolarité</text:p>
          </table:table-cell>
          <table:table-cell office:value-type="string">
            <text:p>Walid MOUSTAOUI</text:p>
          </table:table-cell>
          <table:table-cell table:number-columns-repeated="3"/>
        </table:table-row>
        <table:table-row table:style-name="ro1">
          <table:table-cell office:value-type="string">
            <text:p>En tant que professeur, je veux pouvoir modifier les notes, afin de réparer une éventuelle erreur</text:p>
          </table:table-cell>
          <table:table-cell office:value-type="string">
            <text:p>Rihan Khan ABDUS</text:p>
          </table:table-cell>
          <table:table-cell table:number-columns-repeated="3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3:45:01</meta:creation-date>
    <dc:date>2014-12-16T14:11:04</dc:date>
    <meta:editing-duration>PT20M56S</meta:editing-duration>
    <meta:editing-cycles>2</meta:editing-cycles>
    <meta:generator>LibreOffice/3.5$Linux_x86 LibreOffice_project/350m1$Build-2</meta:generator>
    <meta:document-statistic meta:table-count="3" meta:cell-count="11" meta:object-count="0"/>
  </office:meta>
</office:document-meta>
</file>